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12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  <table:table-row table:style-name="ro1">
          <table:table-cell table:number-columns-repeated="12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  <table:table-row table:style-name="ro1">
          <table:table-cell table:number-columns-repeated="15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16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x',</text:p>
          </table:table-cell>
        </table:table-row>
        <table:table-row table:style-name="ro1">
          <table:table-cell table:number-columns-repeated="32" office:value-type="string" calcext:value-type="string">
            <text:p>'x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23:43:09.231000000</meta:creation-date>
    <dc:date>2016-07-05T23:51:52.602000000</dc:date>
    <meta:editing-duration>PT8M43S</meta:editing-duration>
    <meta:editing-cycles>1</meta:editing-cycles>
    <meta:document-statistic meta:table-count="1" meta:cell-count="544" meta:object-count="0"/>
    <meta:generator>LibreOffice/5.0.6.3$Windows_x86 LibreOffice_project/490fc03b25318460cfc54456516ea2519c11d1aa</meta:generator>
  </office:meta>
</office:document-meta>
</file>